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3fc833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c833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paragraph-rsid="003f6a69" style:font-size-asian="11pt" style:font-size-complex="11pt"/>
    </style:style>
    <style:style style:name="P9" style:family="paragraph" style:parent-style-name="UrbanBody">
      <style:text-properties style:font-name="Arial" fo:font-size="11pt" officeooo:rsid="003013e5" officeooo:paragraph-rsid="0029656a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1" style:family="paragraph" style:parent-style-name="UrbanBody">
      <style:text-properties style:font-name="Arial" fo:font-size="11pt" fo:font-style="normal" officeooo:rsid="002bf3ff" officeooo:paragraph-rsid="0029656a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3fc833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c833" style:font-size-asian="10pt" style:font-size-complex="10pt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officeooo:paragraph-rsid="00434c24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officeooo:paragraph-rsid="00434c24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2def9c"/>
    </style:style>
    <style:style style:name="T10" style:family="text">
      <style:text-properties officeooo:rsid="002c94e5"/>
    </style:style>
    <style:style style:name="T11" style:family="text">
      <style:text-properties officeooo:rsid="003dd111"/>
    </style:style>
    <style:style style:name="T12" style:family="text">
      <style:text-properties officeooo:rsid="003f9c25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Arial" fo:font-size="10pt" fo:font-style="normal" fo:font-weight="normal" officeooo:rsid="00434c24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officeooo:rsid="00434c24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6"><text:span text:style-name="T15"><office:annotation><dc:creator>Gauthier Bastien</dc:creator><dc:date>2011-01-13T14:56:41</dc:date><text:p text:style-name="P17">do text</text:p><text:p text:style-name="P17">from document(at=tlpe, format='odt')</text:p></office:annotation></text:span><text:span text:style-name="T16">Import depuis </text:span><text:span text:style-name="T18">tlpe</text:span><text:span text:style-name="T16">.odt</text:span></text:p>
            <text:p text:style-name="P15"><text:span text:style-name="T16"/></text:p>
            <text:p text:style-name="P4">RECOMMANDÉ</text:p>
          </table:table-cell>
        </table:table-row>
      </table:table>
      <text:p text:style-name="P3"/>
      <text:p text:style-name="P3"/>
      <text:p text:style-name="P3">Transmis<text:span text:style-name="T5">sion</text:span> <text:span text:style-name="T4">des éléments de l'enquête publique</text:span></text:p>
      <text:p text:style-name="P2">de permis <text:span text:style-name="T12">unique</text:span></text:p>
      <text:p text:style-name="P1"/>
      <text:p text:style-name="P6"/>
      <text:p text:style-name="P14"/>
      <text:p text:style-name="P5"/>
      <text:p text:style-name="P7"><office:annotation><dc:creator>Gauthier Bastien</dc:creator><dc:date>2011-02-16T16:12:24</dc:date><text:p text:style-name="P17">do text if self.hasMultipleApplicants()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do text if self.hasSingleApplicant()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0">Monsieur le Fonctionnaire délégué</text:span>,</text:p>
      <text:p text:style-name="P7"/>
      <text:p text:style-name="P8">Conformément au <text:span text:style-name="T11">prescrit du Code de l'environnement et à votre courrier </text:span><text:span text:style-name="T11"><text:text-input text:description="">licence_view.format_date(self.getLastAcknowledgment().getEventDate())</text:text-input></text:span>, nous vous prions de trouver, sous ce pli, <text:span text:style-name="T6">un</text:span> exemplaire <text:span text:style-name="T7">des éléments de l'enquête publique réalisée dans le cadre du projet rep</text:span>ris sous rubrique.</text:p>
      <text:p text:style-name="P9"/>
      <text:p text:style-name="P10">Nous vous en souhaitons bonne réception et nous vous prions d'agréer, <text:span text:style-name="T9">Monsieur le Fonctionnaire délégué</text:span>, nos salutations distinguées.</text:p>
      <text:p text:style-name="P10"/>
      <text:p text:style-name="P10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9:08.234323509</dc:date>
    <dc:language>fr-FR</dc:language>
    <meta:editing-cycles>124</meta:editing-cycles>
    <meta:editing-duration>P1DT10H21M32S</meta:editing-duration>
    <meta:document-statistic meta:table-count="1" meta:image-count="0" meta:object-count="0" meta:page-count="1" meta:paragraph-count="14" meta:word-count="115" meta:character-count="880" meta:non-whitespace-character-count="797"/>
    <meta:user-defined meta:name="Info 1"/>
    <meta:user-defined meta:name="Info 2"/>
    <meta:user-defined meta:name="Info 3"/>
    <meta:user-defined meta:name="Info 4"/>
  </office:meta>
</office:document-meta>
</file>